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Preformatted_20_Text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ЧЕСКОЕ ЗАДАНИЕ НА ДИЗАЙН: ПРОФИЛЬ ПОЛЬЗОВАТЕЛЯ GRINDSTONE</text:h>
      <text:h text:style-name="Heading_20_2" text:outline-level="2">ОБЩАЯ ИНФОРМАЦИЯ</text:h>
      <text:list xml:id="list3647922633" text:style-name="L1">
        <text:list-item>
          <text:p text:style-name="P1"><text:span text:style-name="Strong_20_Emphasis">Назначение:</text:span> Просмотр и управление персональными данными пользователя</text:p>
        </text:list-item>
        <text:list-item>
          <text:p text:style-name="P1"><text:span text:style-name="Strong_20_Emphasis">Доступ:</text:span> Только для аутентифицированного пользователя</text:p>
        </text:list-item>
        <text:list-item>
          <text:p text:style-name="P1"><text:span text:style-name="Strong_20_Emphasis">URL:</text:span> <text:span text:style-name="Source_20_Text">/profile</text:span></text:p>
        </text:list-item>
        <text:list-item>
          <text:p text:style-name="P1"><text:span text:style-name="Strong_20_Emphasis">Адаптивность:</text:span> Полностью адаптивный интерфейс</text:p>
        </text:list-item>
      </text:list>
      <text:p text:style-name="Horizontal_20_Line"/>
      <text:h text:style-name="Heading_20_2" text:outline-level="2">СТРУКТУРА СТРАНИЦЫ</text:h>
      <text:h text:style-name="Heading_20_3" text:outline-level="3">1. ЗАГОЛОВОК СТРАНИЦЫ</text:h>
      <text:list xml:id="list2149021188" text:style-name="L2">
        <text:list-item>
          <text:p text:style-name="P2"><text:span text:style-name="Strong_20_Emphasis">Навигация:</text:span> Хлебные крошки "Главная → Профиль"</text:p>
        </text:list-item>
        <text:list-item>
          <text:p text:style-name="P2"><text:span text:style-name="Strong_20_Emphasis">Заголовок:</text:span> "Мой профиль" (H1)</text:p>
        </text:list-item>
      </text:list>
      <text:h text:style-name="Heading_20_3" text:outline-level="3">2. ОСНОВНАЯ ИНФОРМАЦИЯ</text:h>
      <text:h text:style-name="Heading_20_4" text:outline-level="4">Карточка профиля:</text:h>
      <text:p text:style-name="Text_20_body">text</text:p>
      <text:p text:style-name="Preformatted_20_Text">[Аватар пользователя] [Кнопка изменения аватара]</text:p>
      <text:p text:style-name="Preformatted_20_Text">┌─────────────────────────────────────────────────┐</text:p>
      <text:p text:style-name="Preformatted_20_Text">│ Имя: [Имя пользователя] [Иконка редактирования] │</text:p>
      <text:p text:style-name="Preformatted_20_Text">│ Email: [email пользователя] <text:s text:c="20"/>│</text:p>
      <text:p text:style-name="Preformatted_20_Text">│ Дата регистрации: [дата] <text:s text:c="23"/>│</text:p>
      <text:p text:style-name="Preformatted_20_Text">│ Роль: [роль в системе] <text:s text:c="25"/>│</text:p>
      <text:p text:style-name="P21">└─────────────────────────────────────────────────┘</text:p>
      <text:h text:style-name="Heading_20_4" text:outline-level="4">Элементы карточки:</text:h>
      <text:list xml:id="list831743624" text:style-name="L3">
        <text:list-item>
          <text:p text:style-name="P3"><text:span text:style-name="Strong_20_Emphasis">Аватар:</text:span> Круглое изображение (128x128px)</text:p>
          <text:list>
            <text:list-item>
              <text:p text:style-name="P3">При наведении: эффект затемнения + иконка камеры</text:p>
            </text:list-item>
            <text:list-item>
              <text:p text:style-name="P3">При клике: открывается диалог выбора/загрузки изображения</text:p>
            </text:list-item>
          </text:list>
        </text:list-item>
        <text:list-item>
          <text:p text:style-name="P3"><text:span text:style-name="Strong_20_Emphasis">Имя пользователя:</text:span></text:p>
          <text:list>
            <text:list-item>
              <text:p text:style-name="P3">Редактируемое поле (при клике на иконку карандаша)</text:p>
            </text:list-item>
            <text:list-item>
              <text:p text:style-name="P3">Валидация: не пустое, минимум 2 символа</text:p>
            </text:list-item>
          </text:list>
        </text:list-item>
        <text:list-item>
          <text:p text:style-name="P3"><text:span text:style-name="Strong_20_Emphasis">Email:</text:span></text:p>
          <text:list>
            <text:list-item>
              <text:p text:style-name="P3"><text:soft-page-break/>Только для просмотра (изменение email обычно через отдельный процесс)</text:p>
            </text:list-item>
            <text:list-item>
              <text:p text:style-name="P3">Подтвержден/не подтвержден (иконка с индикацией)</text:p>
            </text:list-item>
          </text:list>
        </text:list-item>
        <text:list-item>
          <text:p text:style-name="P3"><text:span text:style-name="Strong_20_Emphasis">Дата регистрации:</text:span> Только для просмотра</text:p>
        </text:list-item>
        <text:list-item>
          <text:p text:style-name="P3"><text:span text:style-name="Strong_20_Emphasis">Роль в системе:</text:span> Только для просмотра (пользователь, администратор)</text:p>
        </text:list-item>
      </text:list>
      <text:h text:style-name="Heading_20_3" text:outline-level="3">3. ДОПОЛНИТЕЛЬНЫЕ НАСТРОЙКИ</text:h>
      <text:h text:style-name="Heading_20_4" text:outline-level="4">Внешний вид:</text:h>
      <text:p text:style-name="Text_20_body">text</text:p>
      <text:p text:style-name="Preformatted_20_Text">[Заголовок "Настройки"] </text:p>
      <text:p text:style-name="Preformatted_20_Text">┌─────────────────────────────────────────────────┐</text:p>
      <text:p text:style-name="Preformatted_20_Text">│ ◎ Светлая тема <text:s text:c="33"/>│</text:p>
      <text:p text:style-name="Preformatted_20_Text">│ ○ Темная тема <text:s text:c="34"/>│</text:p>
      <text:p text:style-name="Preformatted_20_Text">│ ○ Системная тема <text:s text:c="31"/>│</text:p>
      <text:p text:style-name="Preformatted_20_Text">│ <text:s text:c="48"/>│</text:p>
      <text:p text:style-name="Preformatted_20_Text">│ [✔] Уведомления по email <text:s text:c="23"/>│</text:p>
      <text:p text:style-name="Preformatted_20_Text">│ [✔] Еженедельный отчет <text:s text:c="25"/>│</text:p>
      <text:p text:style-name="P21">└─────────────────────────────────────────────────┘</text:p>
      <text:h text:style-name="Heading_20_4" text:outline-level="4">Элементы настроек:</text:h>
      <text:list xml:id="list1902820732" text:style-name="L4">
        <text:list-item>
          <text:p text:style-name="P4"><text:span text:style-name="Strong_20_Emphasis">Выбор темы:</text:span> Переключатель между светлой, темной и системной темой</text:p>
        </text:list-item>
        <text:list-item>
          <text:p text:style-name="P4"><text:span text:style-name="Strong_20_Emphasis">Настройки уведомлений:</text:span> Чекбоксы для управления уведомлениями</text:p>
        </text:list-item>
        <text:list-item>
          <text:p text:style-name="P4"><text:span text:style-name="Strong_20_Emphasis">Язык интерфейса:</text:span> Выпадающий список с доступными языками</text:p>
        </text:list-item>
      </text:list>
      <text:h text:style-name="Heading_20_3" text:outline-level="3">4. СЕКЦИЯ БЕЗОПАСНОСТИ</text:h>
      <text:p text:style-name="Text_20_body">text</text:p>
      <text:p text:style-name="Preformatted_20_Text">[Заголовок "Безопасность"]</text:p>
      <text:p text:style-name="Preformatted_20_Text">┌─────────────────────────────────────────────────┐</text:p>
      <text:p text:style-name="Preformatted_20_Text">│ [Кнопка "Изменить пароль"] <text:s text:c="21"/>│</text:p>
      <text:p text:style-name="Preformatted_20_Text">│ [Кнопка "Двухфакторная аутентификация"] <text:s text:c="8"/>│</text:p>
      <text:p text:style-name="Preformatted_20_Text">│ [Кнопка "Активные сессии"] <text:s text:c="21"/>│</text:p>
      <text:p text:style-name="P21">└─────────────────────────────────────────────────┘</text:p>
      <text:h text:style-name="Heading_20_4" text:outline-level="4">Элементы безопасности:</text:h>
      <text:list xml:id="list337823628" text:style-name="L5">
        <text:list-item>
          <text:p text:style-name="P5"><text:span text:style-name="Strong_20_Emphasis">Изменение пароля:</text:span> Открывает модальное окно для смены пароля</text:p>
        </text:list-item>
        <text:list-item>
          <text:p text:style-name="P5"><text:span text:style-name="Strong_20_Emphasis">2FA:</text:span> Настройка двухфакторной аутентификации</text:p>
        </text:list-item>
        <text:list-item>
          <text:p text:style-name="P5"><text:span text:style-name="Strong_20_Emphasis">Активные сессии:</text:span> Просмотр и управление активными сеансами</text:p>
        </text:list-item>
      </text:list>
      <text:h text:style-name="Heading_20_3" text:outline-level="3">5. СЕКЦИЯ "ОПАСНАЯ ЗОНА"</text:h>
      <text:p text:style-name="Text_20_body">text</text:p>
      <text:p text:style-name="Preformatted_20_Text">[Заголовок "Опасная зона"]</text:p>
      <text:p text:style-name="Preformatted_20_Text">┌─────────────────────────────────────────────────┐</text:p>
      <text:p text:style-name="Preformatted_20_Text">│ [Кнопка "Экспорт моих данных"] <text:s text:c="17"/>│</text:p>
      <text:p text:style-name="Preformatted_20_Text">│ [Кнопка "Удалить аккаунт"] <text:s text:c="21"/>│</text:p>
      <text:p text:style-name="P21">└─────────────────────────────────────────────────┘</text:p>
      <text:h text:style-name="Heading_20_4" text:outline-level="4"><text:soft-page-break/>Элементы:</text:h>
      <text:list xml:id="list4251711721" text:style-name="L6">
        <text:list-item>
          <text:p text:style-name="P6"><text:span text:style-name="Strong_20_Emphasis">Экспорт данных:</text:span> Кнопка для запроса архива всех пользовательских данных</text:p>
        </text:list-item>
        <text:list-item>
          <text:p text:style-name="P6"><text:span text:style-name="Strong_20_Emphasis">Удаление аккаунта:</text:span> Кнопка красного цвета с подтверждением</text:p>
        </text:list-item>
      </text:list>
      <text:h text:style-name="Heading_20_3" text:outline-level="3">6. КНОПКА "ВЫЙТИ"</text:h>
      <text:list xml:id="list3243180516" text:style-name="L7">
        <text:list-item>
          <text:p text:style-name="P7"><text:span text:style-name="Strong_20_Emphasis">Расположение:</text:span> В нижней части страницы, центрирована</text:p>
        </text:list-item>
        <text:list-item>
          <text:p text:style-name="P7"><text:span text:style-name="Strong_20_Emphasis">Вид:</text:span> Secondary button красного цвета</text:p>
        </text:list-item>
        <text:list-item>
          <text:p text:style-name="P7"><text:span text:style-name="Strong_20_Emphasis">Действие:</text:span> Выход из системы с подтверждением</text:p>
        </text:list-item>
      </text:list>
      <text:p text:style-name="Horizontal_20_Line"/>
      <text:h text:style-name="Heading_20_2" text:outline-level="2">МОДАЛЬНЫЕ ОКНА</text:h>
      <text:h text:style-name="Heading_20_3" text:outline-level="3">Изменение аватара:</text:h>
      <text:list xml:id="list2124819672" text:style-name="L8">
        <text:list-item>
          <text:p text:style-name="P8">Загрузка нового изображения</text:p>
        </text:list-item>
        <text:list-item>
          <text:p text:style-name="P8">Обрезка и масштабирование изображения</text:p>
        </text:list-item>
        <text:list-item>
          <text:p text:style-name="P8">Предпросмотр результата</text:p>
        </text:list-item>
        <text:list-item>
          <text:p text:style-name="P8">Кнопки "Сохранить" и "Отмена"</text:p>
        </text:list-item>
      </text:list>
      <text:h text:style-name="Heading_20_3" text:outline-level="3">Изменение пароля:</text:h>
      <text:p text:style-name="Text_20_body">text</text:p>
      <text:p text:style-name="Preformatted_20_Text">Текущий пароль: [................]</text:p>
      <text:p text:style-name="Preformatted_20_Text">Новый пароль: [................]</text:p>
      <text:p text:style-name="Preformatted_20_Text">Подтверждение: [................]</text:p>
      <text:p text:style-name="Preformatted_20_Text">[Индикатор сложности пароля]</text:p>
      <text:p text:style-name="P21">[Кнопка "Сохранить изменения"]</text:p>
      <text:h text:style-name="Heading_20_3" text:outline-level="3">Подтверждение выхода:</text:h>
      <text:list xml:id="list110160246" text:style-name="L9">
        <text:list-item>
          <text:p text:style-name="P9">Текст: "Вы уверены, что хотите выйти из системы?"</text:p>
        </text:list-item>
        <text:list-item>
          <text:p text:style-name="P9">Кнопки: "Отмена" и "Выйти"</text:p>
        </text:list-item>
      </text:list>
      <text:h text:style-name="Heading_20_3" text:outline-level="3">Подтверждение удаления аккаунта:</text:h>
      <text:list xml:id="list221336949" text:style-name="L10">
        <text:list-item>
          <text:p text:style-name="P10">Текст: "Это действие необратимо. Все ваши данные будут удалены."</text:p>
        </text:list-item>
        <text:list-item>
          <text:p text:style-name="P10">Поле для ввода "DELETE" для подтверждения</text:p>
        </text:list-item>
        <text:list-item>
          <text:p text:style-name="P10">Кнопки: "Отмена" и "Удалить навсегда"</text:p>
        </text:list-item>
      </text:list>
      <text:p text:style-name="Horizontal_20_Line"/>
      <text:h text:style-name="Heading_20_2" text:outline-level="2"><text:soft-page-break/>АДАПТИВНЫЙ ДИЗАЙН</text:h>
      <text:h text:style-name="Heading_20_3" text:outline-level="3">DESKTOP (&gt;1024px)</text:h>
      <text:list xml:id="list182701003" text:style-name="L11">
        <text:list-item>
          <text:p text:style-name="P11">Карточка профиля: 600px шириной, центрирована</text:p>
        </text:list-item>
        <text:list-item>
          <text:p text:style-name="P11">Две колонки для дополнительных настроек</text:p>
        </text:list-item>
        <text:list-item>
          <text:p text:style-name="P11">Боковая панель навигации остается visible</text:p>
        </text:list-item>
      </text:list>
      <text:h text:style-name="Heading_20_3" text:outline-level="3">TABLET (768px - 1024px)</text:h>
      <text:list xml:id="list1714173628" text:style-name="L12">
        <text:list-item>
          <text:p text:style-name="P12">Карточка профиля: 80% ширины</text:p>
        </text:list-item>
        <text:list-item>
          <text:p text:style-name="P12">Одна колонка для всех элементов</text:p>
        </text:list-item>
        <text:list-item>
          <text:p text:style-name="P12">Упрощенные элементы управления</text:p>
        </text:list-item>
      </text:list>
      <text:h text:style-name="Heading_20_3" text:outline-level="3">MOBILE (320px - 768px)</text:h>
      <text:list xml:id="list590841201" text:style-name="L13">
        <text:list-item>
          <text:p text:style-name="P13">Карточка профиля: 95% ширины</text:p>
        </text:list-item>
        <text:list-item>
          <text:p text:style-name="P13">Минимальные отступы</text:p>
        </text:list-item>
        <text:list-item>
          <text:p text:style-name="P13">Упрощенные формы</text:p>
        </text:list-item>
        <text:list-item>
          <text:p text:style-name="P13">Кнопка "Выйти" в нижней части экрана</text:p>
        </text:list-item>
      </text:list>
      <text:p text:style-name="Horizontal_20_Line"/>
      <text:h text:style-name="Heading_20_2" text:outline-level="2">ИНТЕРАКТИВНОСТЬ</text:h>
      <text:h text:style-name="Heading_20_3" text:outline-level="3">РЕДАКТИРОВАНИЕ ПОЛЕЙ</text:h>
      <text:list xml:id="list3887581049" text:style-name="L14">
        <text:list-item>
          <text:p text:style-name="P14"><text:span text:style-name="Strong_20_Emphasis">Имя пользователя:</text:span> Inline-редактирование с мгновенным сохранением</text:p>
        </text:list-item>
        <text:list-item>
          <text:p text:style-name="P14"><text:span text:style-name="Strong_20_Emphasis">Настройки:</text:span> Автосохранение при изменении переключателей</text:p>
        </text:list-item>
        <text:list-item>
          <text:p text:style-name="P14"><text:span text:style-name="Strong_20_Emphasis">Индикаторы:</text:span> Отображение состояния сохранения (успех/ошибка)</text:p>
        </text:list-item>
      </text:list>
      <text:h text:style-name="Heading_20_3" text:outline-level="3">ВАЛИДАЦИЯ</text:h>
      <text:list xml:id="list492298382" text:style-name="L15">
        <text:list-item>
          <text:p text:style-name="P15"><text:span text:style-name="Strong_20_Emphasis">Пароль:</text:span> Проверка сложности (минимум 8 символов, буквы и цифры)</text:p>
        </text:list-item>
        <text:list-item>
          <text:p text:style-name="P15"><text:span text:style-name="Strong_20_Emphasis">Email:</text:span> Проверка формата при изменении</text:p>
        </text:list-item>
        <text:list-item>
          <text:p text:style-name="P15"><text:span text:style-name="Strong_20_Emphasis">Подтверждение:</text:span> Для деструктивных действий требуется явное подтверждение</text:p>
        </text:list-item>
      </text:list>
      <text:p text:style-name="Horizontal_20_Line"/>
      <text:h text:style-name="Heading_20_2" text:outline-level="2">ТЕМНАЯ ТЕМА</text:h>
      <text:h text:style-name="Heading_20_3" text:outline-level="3">ОСОБЕННОСТИ</text:h>
      <text:list xml:id="list395008315" text:style-name="L16">
        <text:list-item>
          <text:p text:style-name="P16">Карточка профиля: фон #1F2937</text:p>
        </text:list-item>
        <text:list-item>
          <text:p text:style-name="P16">Границы между секциями: #374151</text:p>
        </text:list-item>
        <text:list-item>
          <text:p text:style-name="P16"><text:soft-page-break/>Деструктивные кнопки: сохраняют красный цвет, но с более темным оттенком</text:p>
        </text:list-item>
      </text:list>
      <text:p text:style-name="Horizontal_20_Line"/>
      <text:h text:style-name="Heading_20_2" text:outline-level="2">ДОПОЛНИТЕЛЬНЫЕ ЭЛЕМЕНТЫ</text:h>
      <text:h text:style-name="Heading_20_3" text:outline-level="3">СТАТИСТИКА АКТИВНОСТИ</text:h>
      <text:list xml:id="list3328400785" text:style-name="L17">
        <text:list-item>
          <text:p text:style-name="P17">Опциональная секция с графиком активности</text:p>
        </text:list-item>
        <text:list-item>
          <text:p text:style-name="P17">Количество созданных задач, проектов, комментариев</text:p>
        </text:list-item>
        <text:list-item>
          <text:p text:style-name="P17">Самое активное время работы</text:p>
        </text:list-item>
      </text:list>
      <text:h text:style-name="Heading_20_3" text:outline-level="3">ИНТЕГРАЦИИ</text:h>
      <text:list xml:id="list2497226980" text:style-name="L18">
        <text:list-item>
          <text:p text:style-name="P18">Подключенные сервисы (Google, GitHub и т.д.)</text:p>
        </text:list-item>
        <text:list-item>
          <text:p text:style-name="P18">Возможность отключения интеграций</text:p>
        </text:list-item>
      </text:list>
      <text:h text:style-name="Heading_20_3" text:outline-level="3">УВЕДОМЛЕНИЯ</text:h>
      <text:list xml:id="list3163205849" text:style-name="L19">
        <text:list-item>
          <text:p text:style-name="P19">История последних уведомлений</text:p>
        </text:list-item>
        <text:list-item>
          <text:p text:style-name="P19">Настройки частоты уведомлений</text:p>
        </text:list-item>
      </text:list>
      <text:h text:style-name="Heading_20_3" text:outline-level="3">КЛАВИАТУРНЫЕ СОКРАЩЕНИЯ</text:h>
      <text:list xml:id="list1191891615" text:style-name="L20">
        <text:list-item>
          <text:p text:style-name="P20">Ctrl+S / Cmd+S: Сохранить изменения</text:p>
        </text:list-item>
        <text:list-item>
          <text:p text:style-name="P20">Esc: Закрыть открытые модальные окна</text:p>
        </text:list-item>
      </text:list>
      <text:p text:style-name="Text_20_body">Этот чертеж полностью определяет структуру и функциональность страницы профиля пользователя. Следующим шагом будет создание макетов в Figma на основе этого технического зада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6T10:10:55.528343518</meta:creation-date>
    <dc:date>2025-09-06T10:11:35.261540115</dc:date>
    <meta:editing-duration>PT41S</meta:editing-duration>
    <meta:editing-cycles>1</meta:editing-cycles>
    <meta:document-statistic meta:table-count="0" meta:image-count="0" meta:object-count="0" meta:page-count="5" meta:paragraph-count="137" meta:word-count="624" meta:character-count="5149" meta:non-whitespace-character-count="4376"/>
    <meta:generator>LibreOffice/6.0.7.3$Linux_x86 LibreOffice_project/00m0$Build-3</meta:generator>
  </office:meta>
</office:document-meta>
</file>